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2.03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3pt" style:font-size-asian="13pt" style:font-size-complex="13pt"/>
    </style:style>
    <style:style style:name="P6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7" style:family="paragraph">
      <style:paragraph-properties fo:margin-left="0cm" fo:margin-right="0cm" fo:text-align="center" fo:text-indent="0cm"/>
      <style:text-properties fo:font-size="13pt" fo:font-style="italic" style:font-size-asian="13pt" style:font-style-asian="italic" style:font-size-complex="13pt" style:font-style-complex="italic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32cm" svg:height="0.889cm" svg:x="1.254cm" svg:y="4.175cm">
          <text:p text:style-name="P1">Alice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048cm" svg:height="0.885cm" svg:x="0.746cm" svg:y="3.54cm">
          <draw:text-box>
            <text:p text:style-name="P1"><text:span text:style-name="T1">A1, A2, B'2</text:span></text:p>
          </draw:text-box>
        </draw:frame>
        <draw:line draw:style-name="gr3" draw:text-style-name="P2" draw:layer="layout" svg:x1="4.048cm" svg:y1="4.556cm" svg:x2="4.048cm" svg:y2="5.826cm">
          <text:p text:style-name="P4"/>
        </draw:line>
        <draw:custom-shape draw:style-name="gr1" draw:text-style-name="P2" draw:layer="layout" svg:width="2.016cm" svg:height="0.762cm" svg:x="1.254cm" svg:y="0.746cm">
          <text:p text:style-name="P1">Alice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4cm" svg:height="0.885cm" svg:x="0.984cm" svg:y="0cm">
          <draw:text-box>
            <text:p text:style-name="P1"><text:span text:style-name="T1">A1, A2</text:span></text:p>
          </draw:text-box>
        </draw:frame>
        <draw:custom-shape draw:style-name="gr1" draw:text-style-name="P2" draw:layer="layout" svg:width="2.54cm" svg:height="0.889cm" svg:x="5.048cm" svg:y="1.905cm">
          <text:p text:style-name="P1">Mallory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.143cm" svg:height="0.885cm" svg:x="5.683cm" svg:y="0.877cm">
          <draw:text-box>
            <text:p text:style-name="P4"><text:span text:style-name="T1">A2</text:span></text:p>
          </draw:text-box>
        </draw:frame>
        <draw:frame draw:style-name="gr2" draw:text-style-name="P5" draw:layer="layout" svg:width="1.397cm" svg:height="0.885cm" svg:x="3.524cm" svg:y="1.27cm">
          <draw:text-box>
            <text:p text:style-name="P4"><text:span text:style-name="T1">B'2</text:span></text:p>
          </draw:text-box>
        </draw:frame>
        <draw:custom-shape draw:style-name="gr4" draw:text-style-name="P1" draw:layer="layout" svg:width="3.032cm" svg:height="1.016cm" svg:x="0.762cm" svg:y="5.318cm">
          <text:p text:style-name="P1">Messag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048cm" svg:height="1.524cm" svg:x="4.81cm" svg:y="5.064cm">
          <text:p text:style-name="P1">Message</text:p>
          <text:p text:style-name="P1">signé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81cm" svg:y1="5.826cm" svg:x2="4.826cm" svg:y2="5.826cm">
          <text:p text:style-name="P4"/>
        </draw:line>
        <draw:line draw:style-name="gr5" draw:text-style-name="P2" draw:layer="layout" svg:x1="3.286cm" svg:y1="4.556cm" svg:x2="8.112cm" svg:y2="4.556cm">
          <text:p text:style-name="P4"/>
        </draw:line>
        <draw:frame draw:style-name="gr2" draw:text-style-name="P5" draw:layer="layout" svg:width="1.143cm" svg:height="0.885cm" svg:x="3.921cm" svg:y="4.687cm">
          <draw:text-box>
            <text:p text:style-name="P4"><text:span text:style-name="T1">A1</text:span></text:p>
          </draw:text-box>
        </draw:frame>
        <draw:line draw:style-name="gr3" draw:text-style-name="P2" draw:layer="layout" svg:x1="7.858cm" svg:y1="5.826cm" svg:x2="8.874cm" svg:y2="5.826cm">
          <text:p text:style-name="P4"/>
        </draw:line>
        <draw:line draw:style-name="gr3" draw:text-style-name="P2" draw:layer="layout" svg:x1="8.112cm" svg:y1="4.556cm" svg:x2="8.112cm" svg:y2="5.826cm">
          <text:p text:style-name="P4"/>
        </draw:line>
        <draw:frame draw:style-name="gr2" draw:text-style-name="P5" draw:layer="layout" svg:width="1.381cm" svg:height="0.885cm" svg:x="7.924cm" svg:y="4.687cm">
          <draw:text-box>
            <text:p text:style-name="P4"><text:span text:style-name="T1">B'2</text:span></text:p>
          </draw:text-box>
        </draw:frame>
        <draw:custom-shape draw:style-name="gr4" draw:text-style-name="P6" draw:layer="layout" svg:width="3.048cm" svg:height="1.524cm" svg:x="8.874cm" svg:y="5.064cm">
          <text:p text:style-name="P1"><text:span text:style-name="T2">Message</text:span></text:p>
          <text:p text:style-name="P1"><text:span text:style-name="T2">signé et chiffré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032cm" svg:height="1.524cm" svg:x="0.746cm" svg:y="15.25cm">
          <text:p text:style-name="P1"><text:span text:style-name="T2">Message'</text:span></text:p>
          <text:p text:style-name="P1"><text:span text:style-name="T2">signé et chiffré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048cm" svg:height="1.524cm" svg:x="4.81cm" svg:y="15.25cm">
          <text:p text:style-name="P1">Message'</text:p>
          <text:p text:style-name="P1">signé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032cm" svg:height="1.524cm" svg:x="8.874cm" svg:y="15.244cm">
          <text:p text:style-name="P1">Message'</text:p>
          <text:p text:style-name="P1">vérifié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032cm" svg:height="0.889cm" svg:x="9.366cm" svg:y="16.879cm">
          <text:p text:style-name="P1">Bob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4.032cm" svg:y1="17.256cm" svg:x2="9.366cm" svg:y2="17.256cm">
          <text:p text:style-name="P4"/>
        </draw:line>
        <draw:line draw:style-name="gr3" draw:text-style-name="P2" draw:layer="layout" svg:x1="3.778cm" svg:y1="15.986cm" svg:x2="4.81cm" svg:y2="15.986cm">
          <text:p text:style-name="P4"/>
        </draw:line>
        <draw:line draw:style-name="gr3" draw:text-style-name="P2" draw:layer="layout" svg:x1="7.858cm" svg:y1="15.986cm" svg:x2="8.874cm" svg:y2="15.986cm">
          <text:p text:style-name="P4"/>
        </draw:line>
        <draw:line draw:style-name="gr3" draw:text-style-name="P2" draw:layer="layout" svg:x1="4.032cm" svg:y1="17.256cm" svg:x2="4.032cm" svg:y2="15.986cm">
          <text:p text:style-name="P4"/>
        </draw:line>
        <draw:line draw:style-name="gr3" draw:text-style-name="P2" draw:layer="layout" svg:x1="8.096cm" svg:y1="17.256cm" svg:x2="8.096cm" svg:y2="15.986cm">
          <text:p text:style-name="P4"/>
        </draw:line>
        <draw:frame draw:style-name="gr2" draw:text-style-name="P5" draw:layer="layout" svg:width="1.143cm" svg:height="0.885cm" svg:x="3.905cm" svg:y="16.371cm">
          <draw:text-box>
            <text:p text:style-name="P4"><text:span text:style-name="T1">B1</text:span></text:p>
          </draw:text-box>
        </draw:frame>
        <draw:frame draw:style-name="gr2" draw:text-style-name="P5" draw:layer="layout" svg:width="1.286cm" svg:height="0.885cm" svg:x="7.858cm" svg:y="16.371cm">
          <draw:text-box>
            <text:p text:style-name="P4"><text:span text:style-name="T1">A'2</text:span></text:p>
          </draw:text-box>
        </draw:frame>
        <draw:frame draw:style-name="gr2" draw:text-style-name="P3" draw:layer="layout" svg:width="3.048cm" svg:height="0.885cm" svg:x="8.858cm" svg:y="17.641cm">
          <draw:text-box>
            <text:p text:style-name="P1"><text:span text:style-name="T1">B1, B2, A'2</text:span></text:p>
          </draw:text-box>
        </draw:frame>
        <draw:line draw:style-name="gr5" draw:text-style-name="P2" draw:layer="layout" svg:x1="3.286cm" svg:y1="4.556cm" svg:x2="8.112cm" svg:y2="4.556cm">
          <text:p text:style-name="P4"/>
        </draw:line>
        <draw:line draw:style-name="gr5" draw:text-style-name="P2" draw:layer="layout" svg:x1="4.048cm" svg:y1="4.556cm" svg:x2="4.048cm" svg:y2="5.826cm">
          <text:p text:style-name="P4"/>
        </draw:line>
        <draw:line draw:style-name="gr5" draw:text-style-name="P2" draw:layer="layout" svg:x1="8.112cm" svg:y1="4.556cm" svg:x2="8.112cm" svg:y2="5.826cm">
          <text:p text:style-name="P4"/>
        </draw:line>
        <draw:line draw:style-name="gr5" draw:text-style-name="P2" draw:layer="layout" svg:x1="7.858cm" svg:y1="5.826cm" svg:x2="8.874cm" svg:y2="5.826cm">
          <text:p text:style-name="P4"/>
        </draw:line>
        <draw:line draw:style-name="gr5" draw:text-style-name="P2" draw:layer="layout" svg:x1="3.794cm" svg:y1="5.826cm" svg:x2="4.81cm" svg:y2="5.826cm">
          <text:p text:style-name="P4"/>
        </draw:line>
        <draw:line draw:style-name="gr5" draw:text-style-name="P2" draw:layer="layout" svg:x1="3.794cm" svg:y1="15.986cm" svg:x2="4.81cm" svg:y2="15.986cm">
          <text:p text:style-name="P4"/>
        </draw:line>
        <draw:line draw:style-name="gr5" draw:text-style-name="P2" draw:layer="layout" svg:x1="7.858cm" svg:y1="15.986cm" svg:x2="8.874cm" svg:y2="15.986cm">
          <text:p text:style-name="P4"/>
        </draw:line>
        <draw:line draw:style-name="gr5" draw:text-style-name="P2" draw:layer="layout" svg:x1="8.096cm" svg:y1="17.256cm" svg:x2="8.096cm" svg:y2="15.986cm">
          <text:p text:style-name="P4"/>
        </draw:line>
        <draw:custom-shape draw:style-name="gr1" draw:text-style-name="P2" draw:layer="layout" svg:width="2.032cm" svg:height="0.762cm" svg:x="9.366cm" svg:y="0.762cm">
          <text:p text:style-name="P1">Bob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4cm" svg:height="0.885cm" svg:x="9.112cm" svg:y="0cm">
          <draw:text-box>
            <text:p text:style-name="P1"><text:span text:style-name="T1">B1, B2</text:span></text:p>
          </draw:text-box>
        </draw:frame>
        <draw:frame draw:style-name="gr2" draw:text-style-name="P5" draw:layer="layout" svg:width="1.397cm" svg:height="0.885cm" svg:x="7.969cm" svg:y="0.238cm">
          <draw:text-box>
            <text:p text:style-name="P4"><text:span text:style-name="T1">A'2</text:span></text:p>
          </draw:text-box>
        </draw:frame>
        <draw:frame draw:style-name="gr2" draw:text-style-name="P5" draw:layer="layout" svg:width="1.143cm" svg:height="0.885cm" svg:x="7.334cm" svg:y="1.27cm">
          <draw:text-box>
            <text:p text:style-name="P4"><text:span text:style-name="T1">B2</text:span></text:p>
          </draw:text-box>
        </draw:frame>
        <draw:line draw:style-name="gr6" draw:text-style-name="P2" draw:layer="layout" svg:x1="5.81cm" svg:y1="1.016cm" svg:x2="3.27cm" svg:y2="1cm">
          <text:p text:style-name="P4"/>
        </draw:line>
        <draw:line draw:style-name="gr6" draw:text-style-name="P2" draw:layer="layout" svg:x1="9.366cm" svg:y1="1.27cm" svg:x2="7.334cm" svg:y2="1.27cm">
          <text:p text:style-name="P4"/>
        </draw:line>
        <draw:line draw:style-name="gr7" draw:text-style-name="P2" draw:layer="layout" svg:x1="5.81cm" svg:y1="1.016cm" svg:x2="5.81cm" svg:y2="1.905cm">
          <text:p text:style-name="P4"/>
        </draw:line>
        <draw:line draw:style-name="gr7" draw:text-style-name="P2" draw:layer="layout" svg:x1="7.334cm" svg:y1="1.27cm" svg:x2="7.334cm" svg:y2="1.905cm">
          <text:p text:style-name="P4"/>
        </draw:line>
        <draw:line draw:style-name="gr7" draw:text-style-name="P2" draw:layer="layout" svg:x1="6.826cm" svg:y1="1.016cm" svg:x2="9.366cm" svg:y2="1.016cm">
          <text:p text:style-name="P4"/>
        </draw:line>
        <draw:line draw:style-name="gr7" draw:text-style-name="P2" draw:layer="layout" svg:x1="5.302cm" svg:y1="1.27cm" svg:x2="3.27cm" svg:y2="1.27cm">
          <text:p text:style-name="P4"/>
        </draw:line>
        <draw:line draw:style-name="gr6" draw:text-style-name="P2" draw:layer="layout" svg:x1="5.302cm" svg:y1="1.27cm" svg:x2="5.302cm" svg:y2="1.905cm">
          <text:p text:style-name="P4"/>
        </draw:line>
        <draw:line draw:style-name="gr6" draw:text-style-name="P2" draw:layer="layout" svg:x1="6.826cm" svg:y1="1.016cm" svg:x2="6.826cm" svg:y2="1.905cm">
          <text:p text:style-name="P4"/>
        </draw:line>
        <draw:frame draw:style-name="gr2" draw:text-style-name="P3" draw:layer="layout" svg:width="4.826cm" svg:height="0.885cm" svg:x="3.778cm" svg:y="2.679cm">
          <draw:text-box>
            <text:p text:style-name="P1"><text:span text:style-name="T1">A'1, A'2, B'1, B'2</text:span></text:p>
          </draw:text-box>
        </draw:frame>
        <draw:frame draw:style-name="gr2" draw:text-style-name="P7" draw:layer="layout" svg:width="3.556cm" svg:height="0.885cm" svg:x="4.54cm" svg:y="0.131cm">
          <draw:text-box>
            <text:p text:style-name="P1"><text:span text:style-name="T3">interception</text:span></text:p>
          </draw:text-box>
        </draw:frame>
        <draw:line draw:style-name="gr7" draw:text-style-name="P2" draw:layer="layout" svg:x1="10.382cm" svg:y1="6.588cm" svg:x2="10.382cm" svg:y2="7.604cm">
          <text:p text:style-name="P4"/>
        </draw:line>
        <draw:custom-shape draw:style-name="gr4" draw:text-style-name="P6" draw:layer="layout" svg:width="3.048cm" svg:height="1.524cm" svg:x="8.858cm" svg:y="7.604cm">
          <text:p text:style-name="P1"><text:span text:style-name="T2">Message</text:span></text:p>
          <text:p text:style-name="P1"><text:span text:style-name="T2">signé et chiffré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556cm" svg:height="2.286cm" svg:x="7.08cm" svg:y="6.08cm">
          <draw:text-box>
            <text:p text:style-name="P1"><text:span text:style-name="T3">interception</text:span></text:p>
          </draw:text-box>
        </draw:frame>
        <draw:custom-shape draw:style-name="gr1" draw:text-style-name="P2" draw:layer="layout" svg:width="2.54cm" svg:height="1.016cm" svg:x="5.048cm" svg:y="10.398cm">
          <text:p text:style-name="P1">Mallory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826cm" svg:height="1.385cm" svg:x="3.905cm" svg:y="11.299cm">
          <draw:text-box>
            <text:p text:style-name="P1"><text:span text:style-name="T1">A'1, A'2, B'1, B'2,</text:span></text:p>
            <text:p text:style-name="P1"><text:span text:style-name="T1">A2, B2</text:span></text:p>
          </draw:text-box>
        </draw:frame>
        <draw:line draw:style-name="gr3" draw:text-style-name="P2" draw:layer="layout" svg:x1="10.382cm" svg:y1="9.128cm" svg:x2="10.382cm" svg:y2="10.144cm">
          <text:p text:style-name="P4"/>
        </draw:line>
        <draw:custom-shape draw:style-name="gr4" draw:text-style-name="P1" draw:layer="layout" svg:width="3.048cm" svg:height="1.524cm" svg:x="8.858cm" svg:y="10.144cm">
          <text:p text:style-name="P1">Message</text:p>
          <text:p text:style-name="P1">signé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382cm" svg:y1="11.668cm" svg:x2="10.382cm" svg:y2="12.684cm">
          <text:p text:style-name="P4"/>
        </draw:line>
        <draw:custom-shape draw:style-name="gr4" draw:text-style-name="P1" draw:layer="layout" svg:width="3.048cm" svg:height="1.524cm" svg:x="8.858cm" svg:y="12.684cm">
          <text:p text:style-name="P1">Message</text:p>
          <text:p text:style-name="P1">vérifié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35cm" svg:y1="9.382cm" svg:x2="10.382cm" svg:y2="9.382cm">
          <text:p text:style-name="P4"/>
        </draw:line>
        <draw:line draw:style-name="gr3" draw:text-style-name="P2" draw:layer="layout" svg:x1="8.35cm" svg:y1="11.922cm" svg:x2="10.382cm" svg:y2="11.922cm">
          <text:p text:style-name="P4"/>
        </draw:line>
        <draw:line draw:style-name="gr5" draw:text-style-name="P2" draw:layer="layout" svg:x1="8.35cm" svg:y1="9.382cm" svg:x2="8.35cm" svg:y2="11.922cm">
          <text:p text:style-name="P4"/>
        </draw:line>
        <draw:line draw:style-name="gr5" draw:text-style-name="P2" draw:layer="layout" svg:x1="8.35cm" svg:y1="11.922cm" svg:x2="10.382cm" svg:y2="11.922cm">
          <text:p text:style-name="P4"/>
        </draw:line>
        <draw:line draw:style-name="gr5" draw:text-style-name="P2" draw:layer="layout" svg:x1="10.382cm" svg:y1="9.382cm" svg:x2="8.35cm" svg:y2="9.382cm">
          <text:p text:style-name="P4"/>
        </draw:line>
        <draw:frame draw:style-name="gr2" draw:text-style-name="P5" draw:layer="layout" svg:width="1.397cm" svg:height="0.885cm" svg:x="9.112cm" svg:y="9.382cm">
          <draw:text-box>
            <text:p text:style-name="P4"><text:span text:style-name="T1">B'1</text:span></text:p>
          </draw:text-box>
        </draw:frame>
        <draw:frame draw:style-name="gr2" draw:text-style-name="P5" draw:layer="layout" svg:width="1.397cm" svg:height="0.885cm" svg:x="9.112cm" svg:y="11.922cm">
          <draw:text-box>
            <text:p text:style-name="P4"><text:span text:style-name="T1">A2</text:span></text:p>
          </draw:text-box>
        </draw:frame>
        <draw:line draw:style-name="gr5" draw:text-style-name="P2" draw:layer="layout" svg:x1="8.35cm" svg:y1="11.922cm" svg:x2="10.382cm" svg:y2="11.922cm">
          <text:p text:style-name="P4"/>
        </draw:line>
        <draw:line draw:style-name="gr5" draw:text-style-name="P2" draw:layer="layout" svg:x1="8.35cm" svg:y1="9.382cm" svg:x2="10.382cm" svg:y2="9.382cm">
          <text:p text:style-name="P4"/>
        </draw:line>
        <draw:line draw:style-name="gr5" draw:text-style-name="P2" draw:layer="layout" svg:x1="10.382cm" svg:y1="9.128cm" svg:x2="10.382cm" svg:y2="10.144cm">
          <text:p text:style-name="P4"/>
        </draw:line>
        <draw:line draw:style-name="gr5" draw:text-style-name="P2" draw:layer="layout" svg:x1="10.382cm" svg:y1="11.668cm" svg:x2="10.382cm" svg:y2="12.684cm">
          <text:p text:style-name="P4"/>
        </draw:line>
        <draw:line draw:style-name="gr6" draw:text-style-name="P2" draw:layer="layout" svg:x1="10.382cm" svg:y1="6.588cm" svg:x2="10.382cm" svg:y2="7.604cm">
          <text:p text:style-name="P4"/>
        </draw:line>
        <draw:line draw:style-name="gr6" draw:text-style-name="P2" draw:layer="layout" svg:x1="5.302cm" svg:y1="1.27cm" svg:x2="3.27cm" svg:y2="1.27cm">
          <text:p text:style-name="P4"/>
        </draw:line>
        <draw:line draw:style-name="gr6" draw:text-style-name="P2" draw:layer="layout" svg:x1="6.826cm" svg:y1="1.016cm" svg:x2="9.366cm" svg:y2="1.016cm">
          <text:p text:style-name="P4"/>
        </draw:line>
        <draw:line draw:style-name="gr6" draw:text-style-name="P2" draw:layer="layout" svg:x1="5.81cm" svg:y1="1.016cm" svg:x2="5.81cm" svg:y2="1.905cm">
          <text:p text:style-name="P4"/>
        </draw:line>
        <draw:line draw:style-name="gr6" draw:text-style-name="P2" draw:layer="layout" svg:x1="7.334cm" svg:y1="1.27cm" svg:x2="7.334cm" svg:y2="1.905cm">
          <text:p text:style-name="P4"/>
        </draw:line>
        <draw:line draw:style-name="gr5" draw:text-style-name="P2" draw:layer="layout" svg:x1="4.032cm" svg:y1="15.986cm" svg:x2="4.032cm" svg:y2="17.256cm">
          <text:p text:style-name="P4"/>
        </draw:line>
        <draw:custom-shape draw:style-name="gr4" draw:text-style-name="P1" draw:layer="layout" svg:width="3.032cm" svg:height="1.016cm" svg:x="0.746cm" svg:y="8.112cm">
          <text:p text:style-name="P1">Message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032cm" svg:height="1.524cm" svg:x="0.746cm" svg:y="10.144cm">
          <text:p text:style-name="P1">Message'</text:p>
          <text:p text:style-name="P1">signé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032cm" svg:height="1.524cm" svg:x="0.746cm" svg:y="12.684cm">
          <text:p text:style-name="P1"><text:span text:style-name="T2">Message'</text:span></text:p>
          <text:p text:style-name="P1"><text:span text:style-name="T2">signé et chiffré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27cm" svg:y1="9.128cm" svg:x2="2.27cm" svg:y2="10.144cm">
          <text:p text:style-name="P4"/>
        </draw:line>
        <draw:line draw:style-name="gr3" draw:text-style-name="P2" draw:layer="layout" svg:x1="2.27cm" svg:y1="11.668cm" svg:x2="2.27cm" svg:y2="12.684cm">
          <text:p text:style-name="P4"/>
        </draw:line>
        <draw:line draw:style-name="gr5" draw:text-style-name="P2" draw:layer="layout" svg:x1="4.286cm" svg:y1="9.382cm" svg:x2="4.286cm" svg:y2="11.922cm">
          <text:p text:style-name="P4"/>
        </draw:line>
        <draw:line draw:style-name="gr3" draw:text-style-name="P2" draw:layer="layout" svg:x1="4.286cm" svg:y1="9.382cm" svg:x2="2.27cm" svg:y2="9.382cm">
          <text:p text:style-name="P4"/>
        </draw:line>
        <draw:line draw:style-name="gr3" draw:text-style-name="P2" draw:layer="layout" svg:x1="4.286cm" svg:y1="11.922cm" svg:x2="2.254cm" svg:y2="11.922cm">
          <text:p text:style-name="P4"/>
        </draw:line>
        <draw:frame draw:style-name="gr2" draw:text-style-name="P5" draw:layer="layout" svg:width="1.397cm" svg:height="0.885cm" svg:x="2.508cm" svg:y="9.259cm">
          <draw:text-box>
            <text:p text:style-name="P4"><text:span text:style-name="T1">A'1</text:span></text:p>
          </draw:text-box>
        </draw:frame>
        <draw:frame draw:style-name="gr2" draw:text-style-name="P5" draw:layer="layout" svg:width="1.397cm" svg:height="0.885cm" svg:x="2.508cm" svg:y="11.799cm">
          <draw:text-box>
            <text:p text:style-name="P4"><text:span text:style-name="T1">B2</text:span></text:p>
          </draw:text-box>
        </draw:frame>
        <draw:line draw:style-name="gr5" draw:text-style-name="P2" draw:layer="layout" svg:x1="2.27cm" svg:y1="9.382cm" svg:x2="4.286cm" svg:y2="9.382cm">
          <text:p text:style-name="P4"/>
        </draw:line>
        <draw:line draw:style-name="gr5" draw:text-style-name="P2" draw:layer="layout" svg:x1="4.286cm" svg:y1="11.922cm" svg:x2="2.27cm" svg:y2="11.922cm">
          <text:p text:style-name="P4"/>
        </draw:line>
        <draw:line draw:style-name="gr5" draw:text-style-name="P2" draw:layer="layout" svg:x1="2.27cm" svg:y1="9.128cm" svg:x2="2.27cm" svg:y2="10.144cm">
          <text:p text:style-name="P4"/>
        </draw:line>
        <draw:line draw:style-name="gr5" draw:text-style-name="P2" draw:layer="layout" svg:x1="2.27cm" svg:y1="11.668cm" svg:x2="2.27cm" svg:y2="12.684cm">
          <text:p text:style-name="P4"/>
        </draw:line>
        <draw:line draw:style-name="gr5" draw:text-style-name="P2" draw:layer="layout" svg:x1="7.588cm" svg:y1="10.652cm" svg:x2="8.35cm" svg:y2="10.652cm">
          <text:p text:style-name="P4"/>
        </draw:line>
        <draw:line draw:style-name="gr5" draw:text-style-name="P2" draw:layer="layout" svg:x1="7.588cm" svg:y1="11.16cm" svg:x2="8.35cm" svg:y2="11.16cm">
          <text:p text:style-name="P4"/>
        </draw:line>
        <draw:line draw:style-name="gr5" draw:text-style-name="P2" draw:layer="layout" svg:x1="4.286cm" svg:y1="10.652cm" svg:x2="5.048cm" svg:y2="10.652cm">
          <text:p text:style-name="P4"/>
        </draw:line>
        <draw:line draw:style-name="gr5" draw:text-style-name="P2" draw:layer="layout" svg:x1="4.286cm" svg:y1="11.16cm" svg:x2="5.048cm" svg:y2="11.16cm">
          <text:p text:style-name="P4"/>
        </draw:line>
        <draw:line draw:style-name="gr7" draw:text-style-name="P2" draw:layer="layout" svg:x1="2.254cm" svg:y1="14.208cm" svg:x2="2.254cm" svg:y2="15.224cm">
          <text:p text:style-name="P4"/>
        </draw:line>
        <draw:line draw:style-name="gr6" draw:text-style-name="P2" draw:layer="layout" svg:x1="2.254cm" svg:y1="14.208cm" svg:x2="2.254cm" svg:y2="15.224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9.0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6-09T20:59:25</meta:creation-date>
    <dc:date>2009-06-18T10:29:53</dc:date>
    <meta:editing-cycles>16</meta:editing-cycles>
    <meta:editing-duration>PT1H8M50S</meta:editing-duration>
    <meta:user-defined meta:name="Info 1"/>
    <meta:user-defined meta:name="Info 2"/>
    <meta:user-defined meta:name="Info 3"/>
    <meta:user-defined meta:name="Info 4"/>
    <meta:document-statistic meta:object-count="97"/>
  </office:meta>
</office:document-meta>
</file>